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801cm" svg:stroke-color="#000000" draw:marker-start-width="1.201cm" draw:marker-end-width="1.201cm" draw:textarea-horizontal-align="center" draw:textarea-vertical-align="middle" fo:padding-top="0.399cm" fo:padding-bottom="0.399cm" fo:padding-left="0.399cm" fo:padding-right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cm" svg:stroke-color="#000000" draw:marker-start-width="1.064cm" draw:marker-end-width="1.064cm" draw:textarea-horizontal-align="center" draw:textarea-vertical-align="middle" fo:padding-top="0.402cm" fo:padding-bottom="0.402cm" fo:padding-left="0.402cm" fo:padding-right="0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2cm" svg:stroke-color="#000000" draw:marker-start-width="0.981cm" draw:marker-end-width="0.981cm" draw:textarea-horizontal-align="center" draw:textarea-vertical-align="middle" fo:padding-top="0.407cm" fo:padding-bottom="0.407cm" fo:padding-left="0.407cm" fo:padding-r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831cm" svg:stroke-color="#000000" draw:marker-start-width="0.995cm" draw:marker-end-width="0.995cm" draw:textarea-horizontal-align="center" draw:textarea-vertical-align="middle" fo:padding-top="0.411cm" fo:padding-bottom="0.411cm" fo:padding-left="0.411cm" fo:padding-r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84cm" svg:stroke-color="#000000" draw:marker-start-width="1.007cm" draw:marker-end-width="1.007cm" draw:textarea-horizontal-align="center" draw:textarea-vertical-align="middle" fo:padding-top="0.415cm" fo:padding-bottom="0.415cm" fo:padding-left="0.415cm" fo:padding-right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85cm" svg:stroke-color="#000000" draw:marker-start-width="1.023cm" draw:marker-end-width="1.023cm" draw:textarea-horizontal-align="center" draw:textarea-vertical-align="middle" fo:padding-top="0.42cm" fo:padding-bottom="0.42cm" fo:padding-left="0.42cm" fo:padding-r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861cm" svg:stroke-color="#000000" draw:marker-start-width="1.041cm" draw:marker-end-width="1.041cm" draw:textarea-horizontal-align="center" draw:textarea-vertical-align="middle" fo:padding-top="0.427cm" fo:padding-bottom="0.427cm" fo:padding-left="0.427cm" fo:padding-right="0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87cm" svg:stroke-color="#000000" draw:marker-start-width="1.051cm" draw:marker-end-width="1.051cm" draw:textarea-horizontal-align="center" draw:textarea-vertical-align="middle" fo:padding-top="0.429cm" fo:padding-bottom="0.429cm" fo:padding-left="0.429cm" fo:padding-right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88cm" svg:stroke-color="#000000" draw:marker-start-width="1.067cm" draw:marker-end-width="1.067cm" draw:textarea-horizontal-align="center" draw:textarea-vertical-align="middle" fo:padding-top="0.434cm" fo:padding-bottom="0.434cm" fo:padding-left="0.434cm" fo:padding-r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891cm" svg:stroke-color="#000000" draw:marker-start-width="1.085cm" draw:marker-end-width="1.085cm" draw:textarea-horizontal-align="center" draw:textarea-vertical-align="middle" fo:padding-top="0.441cm" fo:padding-bottom="0.441cm" fo:padding-left="0.441cm" fo:padding-r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8,00 až 8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24T15:08:47.649000000</dc:date>
    <meta:editing-duration>PT6M26S</meta:editing-duration>
    <meta:editing-cycles>6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